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66cm"/>
    </style:style>
    <style:style style:name="co4" style:family="table-column">
      <style:table-column-properties fo:break-before="auto" style:column-width="3.424cm"/>
    </style:style>
    <style:style style:name="co5" style:family="table-column">
      <style:table-column-properties fo:break-before="auto" style:column-width="3.6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ccffcc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Nr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7">
            <text:p>7</text:p>
          </table:table-cell>
          <table:table-cell table:formula="of:=3*[.$B2]+26" office:value-type="float" office:value="212">
            <text:p>212</text:p>
          </table:table-cell>
          <table:table-cell table:formula="of:=6*[.$C2]" office:value-type="float" office:value="42">
            <text:p>42</text:p>
          </table:table-cell>
          <table:table-cell/>
          <table:table-cell office:value-type="string">
            <text:p>Fleisch = 62</text:p>
          </table:table-cell>
          <table:table-cell office:value-type="string">
            <text:p>#Bstb = 7</text:p>
          </table:table-cell>
          <table:table-cell/>
          <table:table-cell table:style-name="ce6" office:value-type="float" office:value="1807">
            <text:p>1807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39">
            <text:p>39</text:p>
          </table:table-cell>
          <table:table-cell table:formula="of:=3*[.B3]+[.C3]+24" office:value-type="float" office:value="279">
            <text:p>279</text:p>
          </table:table-cell>
          <table:table-cell table:formula="of:=[.C3]-[.B3]/24" office:value-type="float" office:value="36">
            <text:p>36</text:p>
          </table:table-cell>
          <table:table-cell/>
          <table:table-cell office:value-type="string">
            <text:p>BBW Perro = 72</text:p>
          </table:table-cell>
          <table:table-cell office:value-type="string">
            <text:p>BBW Chien = 39</text:p>
          </table:table-cell>
          <table:table-cell/>
          <table:table-cell table:style-name="ce6" office:value-type="float" office:value="1808">
            <text:p>1808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formula="of:=([.B4]+[.C4])*[.B4]-3*[.C4]+1" office:value-type="float" office:value="271">
            <text:p>271</text:p>
          </table:table-cell>
          <table:table-cell table:formula="of:=[.B4]*[.C4]-8" office:value-type="float" office:value="160">
            <text:p>160</text:p>
          </table:table-cell>
          <table:table-cell/>
          <table:table-cell office:value-type="string">
            <text:p>#AngelaMerkel=12</text:p>
          </table:table-cell>
          <table:table-cell office:value-type="string">
            <text:p>#WirSchaffenDas=14</text:p>
          </table:table-cell>
          <table:table-cell/>
          <table:table-cell table:style-name="ce6" office:value-type="float" office:value="1810">
            <text:p>181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formula="of:=[.B5]-[.C5]-4" office:value-type="float" office:value="0">
            <text:p>0</text:p>
          </table:table-cell>
          <table:table-cell table:formula="of:=[.B5]+[.C5]-1" office:value-type="float" office:value="45">
            <text:p>45</text:p>
          </table:table-cell>
          <table:table-cell/>
          <table:table-cell office:value-type="string">
            <text:p>BBW Y = 25</text:p>
          </table:table-cell>
          <table:table-cell office:value-type="string">
            <text:p>QS 1965 = 21</text:p>
          </table:table-cell>
          <table:table-cell office:value-type="string">
            <text:p>Cyrus</text:p>
          </table:table-cell>
          <table:table-cell table:style-name="ce6" office:value-type="float" office:value="1816">
            <text:p>1816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3">
            <text:p>53</text:p>
          </table:table-cell>
          <table:table-cell table:formula="of:=[.B6]*[.C6]-2*[.B6]+1" office:value-type="float" office:value="205">
            <text:p>205</text:p>
          </table:table-cell>
          <table:table-cell table:formula="of:=[.B6]*[.B6]*[.B6]+[.C6]+3*[.B6]" office:value-type="float" office:value="129">
            <text:p>129</text:p>
          </table:table-cell>
          <table:table-cell/>
          <table:table-cell office:value-type="string">
            <text:p># = 4</text:p>
          </table:table-cell>
          <table:table-cell office:value-type="string">
            <text:p>BBW rot = 53</text:p>
          </table:table-cell>
          <table:table-cell/>
          <table:table-cell table:style-name="ce6" office:value-type="float" office:value="1848">
            <text:p>1848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 table:formula="of:=[.C7]*(2*[.B7]+2)-1" office:value-type="float" office:value="271">
            <text:p>271</text:p>
          </table:table-cell>
          <table:table-cell table:formula="of:=[.C7]-[.B7]-1" office:value-type="float" office:value="30">
            <text:p>30</text:p>
          </table:table-cell>
          <table:table-cell/>
          <table:table-cell office:value-type="string">
            <text:p>#Farben = 3</text:p>
          </table:table-cell>
          <table:table-cell office:value-type="string">
            <text:p>BBW Kin = 34</text:p>
          </table:table-cell>
          <table:table-cell office:value-type="string">
            <text:p>Kinderinsel</text:p>
          </table:table-cell>
          <table:table-cell table:style-name="ce6" office:value-type="float" office:value="1831">
            <text:p>183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formula="of:=2*[.C8]+[.B8]+9" office:value-type="float" office:value="102">
            <text:p>102</text:p>
          </table:table-cell>
          <table:table-cell table:formula="of:=[.C8]-[.B8]-6" office:value-type="float" office:value="9">
            <text:p>9</text:p>
          </table:table-cell>
          <table:table-cell/>
          <table:table-cell office:value-type="string">
            <text:p>BBW U = 21</text:p>
          </table:table-cell>
          <table:table-cell office:value-type="string">
            <text:p>BBW blau = 36</text:p>
          </table:table-cell>
          <table:table-cell office:value-type="string">
            <text:p>Naturkundemuseum</text:p>
          </table:table-cell>
          <table:table-cell table:style-name="ce6" office:value-type="float" office:value="1839">
            <text:p>183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formula="of:=[.B9]*[.C9]-2*[.C9]" office:value-type="float" office:value="32">
            <text:p>32</text:p>
          </table:table-cell>
          <table:table-cell table:formula="of:=[.B9]+[.C9]+1" office:value-type="float" office:value="15">
            <text:p>15</text:p>
          </table:table-cell>
          <table:table-cell/>
          <table:table-cell office:value-type="string">
            <text:p>#Wasser = 6</text:p>
          </table:table-cell>
          <table:table-cell office:value-type="string">
            <text:p>#Lampen = 8</text:p>
          </table:table-cell>
          <table:table-cell/>
          <table:table-cell table:style-name="ce6" office:value-type="float" office:value="1842">
            <text:p>1842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1">
            <text:p>21</text:p>
          </table:table-cell>
          <table:table-cell table:formula="of:=[.B10]*[.C10]-10*[.C10]" office:value-type="float" office:value="609">
            <text:p>609</text:p>
          </table:table-cell>
          <table:table-cell table:formula="of:=[.B10]+[.C10]+10" office:value-type="float" office:value="70">
            <text:p>70</text:p>
          </table:table-cell>
          <table:table-cell/>
          <table:table-cell office:value-type="string">
            <text:p>BBW Emil = 39</text:p>
          </table:table-cell>
          <table:table-cell office:value-type="string">
            <text:p>Q 1884 = 21</text:p>
          </table:table-cell>
          <table:table-cell/>
          <table:table-cell table:style-name="Default" table:formula="of:=SUM([.J1:.J9])" office:value-type="float" office:value="14601">
            <text:p>14601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962">
            <text:p>962</text:p>
          </table:table-cell>
          <table:table-cell table:style-name="ce2" office:value-type="float" office:value="17">
            <text:p>17</text:p>
          </table:table-cell>
          <table:table-cell table:formula="of:=([.B11]+1)/3+2*[.C11]+6" office:value-type="float" office:value="361">
            <text:p>361</text:p>
          </table:table-cell>
          <table:table-cell table:formula="of:=7*[.C11]-5" office:value-type="float" office:value="114">
            <text:p>114</text:p>
          </table:table-cell>
          <table:table-cell/>
          <table:table-cell office:value-type="string">
            <text:p>26*37=962</text:p>
          </table:table-cell>
          <table:table-cell office:value-type="string">
            <text:p>Q 962 = 17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formula="of:=[.B12]*[.B12]*[.C12]-2*[.B12]+2" office:value-type="float" office:value="343">
            <text:p>343</text:p>
          </table:table-cell>
          <table:table-cell table:formula="of:=4*[.B12]" office:value-type="float" office:value="44">
            <text:p>44</text:p>
          </table:table-cell>
          <table:table-cell/>
          <table:table-cell office:value-type="string">
            <text:p># = 11</text:p>
          </table:table-cell>
          <table:table-cell office:value-type="string">
            <text:p># = 3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9">
            <text:p>49</text:p>
          </table:table-cell>
          <table:table-cell table:formula="of:=[.B13]*[.C13]+3*[.C13]+3*[.B13]" office:value-type="float" office:value="511">
            <text:p>511</text:p>
          </table:table-cell>
          <table:table-cell table:formula="of:=2*[.C13]-2*[.B13]+2" office:value-type="float" office:value="86">
            <text:p>86</text:p>
          </table:table-cell>
          <table:table-cell/>
          <table:table-cell office:value-type="string">
            <text:p># = 7</text:p>
          </table:table-cell>
          <table:table-cell office:value-type="string">
            <text:p>7*7 = 49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formula="of:=[.B14]*[.C14]*[.C14]/([.C14]-[.B14])+[.B14]" office:value-type="float" office:value="198">
            <text:p>198</text:p>
          </table:table-cell>
          <table:table-cell table:formula="of:=[.B14]*[.C14]/([.C14]-[.B14])+1" office:value-type="float" office:value="25">
            <text:p>25</text:p>
          </table:table-cell>
          <table:table-cell/>
          <table:table-cell office:value-type="string">
            <text:p># = 6</text:p>
          </table:table-cell>
          <table:table-cell table:style-name="Default" office:value-type="string">
            <text:p>BBW H = 8</text:p>
          </table:table-cell>
          <table:table-cell table:style-name="Default" office:value-type="string">
            <text:p>H.Binder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formula="of:=2*[.B15]+[.C15]-1" office:value-type="float" office:value="35">
            <text:p>35</text:p>
          </table:table-cell>
          <table:table-cell table:formula="of:=[.B15]*[.C15]-[.C15]+[.B15]" office:value-type="float" office:value="154">
            <text:p>154</text:p>
          </table:table-cell>
          <table:table-cell/>
          <table:table-cell office:value-type="string">
            <text:p># ElternKind = 10</text:p>
          </table:table-cell>
          <table:table-cell table:style-name="Default" office:value-type="string">
            <text:p>BBW P = 1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6">
            <text:p>6</text:p>
          </table:table-cell>
          <table:table-cell table:formula="of:=[.B16]*([.C16]+1)+[.C16]" office:value-type="float" office:value="580">
            <text:p>580</text:p>
          </table:table-cell>
          <table:table-cell table:formula="of:=2*[.B16]-[.C16]/2" office:value-type="float" office:value="161">
            <text:p>161</text:p>
          </table:table-cell>
          <table:table-cell/>
          <table:table-cell office:value-type="string">
            <text:p>MS 82</text:p>
          </table:table-cell>
          <table:table-cell table:style-name="Default" office:value-type="string">
            <text:p>#Bohnen = 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">
            <text:p>4</text:p>
          </table:table-cell>
          <table:table-cell table:formula="of:=[.B17]*([.C17]+2)+2*[.C17]" office:value-type="float" office:value="260">
            <text:p>260</text:p>
          </table:table-cell>
          <table:table-cell table:formula="of:=3*[.C17]" office:value-type="float" office:value="12">
            <text:p>12</text:p>
          </table:table-cell>
          <table:table-cell/>
          <table:table-cell office:value-type="string">
            <text:p>BBW Hans = 42</text:p>
          </table:table-cell>
          <table:table-cell table:style-name="Default" office:value-type="string">
            <text:p>#Hans = 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formula="of:=[.B18]*[.B18]*[.C18]-9*[.C18]-5" office:value-type="float" office:value="400">
            <text:p>400</text:p>
          </table:table-cell>
          <table:table-cell table:formula="of:=10*[.C18]+1" office:value-type="float" office:value="151">
            <text:p>151</text:p>
          </table:table-cell>
          <table:table-cell/>
          <table:table-cell office:value-type="string">
            <text:p>Zahl = 6</text:p>
          </table:table-cell>
          <table:table-cell table:style-name="Default" office:value-type="string">
            <text:p>BBW O = 1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formula="of:=[.B19]*[.C19]+[.B19]-1" office:value-type="float" office:value="95">
            <text:p>95</text:p>
          </table:table-cell>
          <table:table-cell table:formula="of:=[.B19]+[.C19]+1" office:value-type="float" office:value="20">
            <text:p>20</text:p>
          </table:table-cell>
          <table:table-cell/>
          <table:table-cell office:value-type="string">
            <text:p>#OttoHahn = 8</text:p>
          </table:table-cell>
          <table:table-cell table:style-name="Default" office:value-type="string">
            <text:p>#LiseMeitner = 11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formula="of:=[.B20]*[.C20]" office:value-type="float" office:value="96">
            <text:p>96</text:p>
          </table:table-cell>
          <table:table-cell table:formula="of:=[.B20]+[.C20]" office:value-type="float" office:value="20">
            <text:p>20</text:p>
          </table:table-cell>
          <table:table-cell/>
          <table:table-cell office:value-type="string">
            <text:p># = 8</text:p>
          </table:table-cell>
          <table:table-cell table:style-name="Default" office:value-type="string">
            <text:p>Q = 12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formula="of:=SUM([.B2:.B20])" office:value-type="float" office:value="1386">
            <text:p>1386</text:p>
          </table:table-cell>
          <table:table-cell table:formula="of:=SUM([.C2:.C20])" office:value-type="float" office:value="374">
            <text:p>374</text:p>
          </table:table-cell>
          <table:table-cell table:formula="of:=SUM([.D2:.D20])" office:value-type="float" office:value="4860">
            <text:p>4860</text:p>
          </table:table-cell>
          <table:table-cell table:formula="of:=SUM([.E2:.E20])" office:value-type="float" office:value="1323">
            <text:p>1323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A+X</text:p>
          </table:table-cell>
          <table:table-cell table:formula="of:=[.B21]+[.D21]" office:value-type="float" office:value="6246">
            <text:p>6246</text:p>
          </table:table-cell>
          <table:table-cell office:value-type="string">
            <text:p>*9</text:p>
          </table:table-cell>
          <table:table-cell table:formula="of:=[.B23]*9*9*9" office:value-type="float" office:value="4553334">
            <text:p>4553334</text:p>
          </table:table-cell>
          <table:table-cell table:style-name="ce4" office:value-type="float" office:value="917991">
            <text:p>917991</text:p>
          </table:table-cell>
          <table:table-cell table:formula="of:=[.$D23]+[.$E23]" office:value-type="float" office:value="5471325">
            <text:p>5471325</text:p>
          </table:table-cell>
          <table:table-cell office:value-type="string">
            <text:p>52 31 745</text:p>
          </table:table-cell>
          <table:table-cell table:number-columns-repeated="1017"/>
        </table:table-row>
        <table:table-row table:style-name="ro2">
          <table:table-cell office:value-type="string">
            <text:p>B+Y</text:p>
          </table:table-cell>
          <table:table-cell table:formula="of:=[.C21]+[.E21]" office:value-type="float" office:value="1697">
            <text:p>1697</text:p>
          </table:table-cell>
          <table:table-cell office:value-type="string">
            <text:p>*7</text:p>
          </table:table-cell>
          <table:table-cell table:formula="of:=[.B24]*7*7*7*7" office:value-type="float" office:value="4074497">
            <text:p>4074497</text:p>
          </table:table-cell>
          <table:table-cell table:style-name="ce5" office:value-type="float" office:value="3317734">
            <text:p>3317734</text:p>
          </table:table-cell>
          <table:table-cell table:formula="of:=[.$D24]+[.$E24]" office:value-type="float" office:value="7392231">
            <text:p>7392231</text:p>
          </table:table-cell>
          <table:table-cell office:value-type="string">
            <text:p>13 22 93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Format</text:p>
          </table:table-cell>
          <table:table-cell table:style-name="ce3" office:value-type="string">
            <text:p>N 52° 31.933 E 013° 23.679 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" office:value-type="string">
            <text:p>N 52° 31.745 E 013° 22.937 </text:p>
          </table:table-cell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28.08.2018</text:date>, <text:time>11:19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16:00</meta:creation-date>
    <dc:date>2018-08-28T11:19:04</dc:date>
    <meta:editing-duration>PT10H19M37S</meta:editing-duration>
    <meta:editing-cycles>61</meta:editing-cycles>
    <meta:generator>OpenOffice/4.1.3$Unix OpenOffice.org_project/413m1$Build-9783</meta:generator>
    <meta:document-statistic meta:table-count="3" meta:cell-count="173" meta:object-count="0"/>
    <meta:user-defined meta:name=""/>
  </office:meta>
</office:document-meta>
</file>